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fill-color="#ffccff" draw:textarea-vertical-align="middle"/>
    </style:style>
    <style:style style:name="gr3" style:family="graphic" style:parent-style-name="standard">
      <style:graphic-properties draw:fill-color="#ccff99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style:font-size-asian="4pt" style:font-size-complex="4pt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style:paragraph-properties fo:text-align="center"/>
      <style:text-properties fo:font-size="4pt" fo:font-weight="normal" style:font-size-asian="4pt" style:font-size-complex="4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  <style:text-properties fo:font-size="4pt" fo:font-weight="bold" style:font-size-asian="4pt" style:font-size-complex="4pt"/>
    </style:style>
    <style:style style:name="T1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3" draw:id="id13" draw:layer="layout" svg:width="1.143cm" svg:height="0.635cm" svg:x="24.368cm" svg:y="26.273cm">
          <text:p text:style-name="P1"><text:span text:style-name="T1">“</text:span><text:span text:style-name="T1">ANALYTICS”</text:span></text:p>
        </draw:rect>
        <draw:rect draw:style-name="gr2" draw:text-style-name="P2" xml:id="id1" draw:id="id1" draw:layer="layout" svg:width="4.699cm" svg:height="0.889cm" svg:x="25.892cm" svg:y="23.733cm">
          <text:p text:style-name="P1"><text:span text:style-name="T1">"ANALYTICS"."vQUARTERLY_MASTER_TTM_MATERIALIZED”</text:span></text:p>
        </draw:rect>
        <draw:rect draw:style-name="gr3" draw:text-style-name="P2" xml:id="id2" draw:id="id2" draw:layer="layout" svg:width="2.794cm" svg:height="0.889cm" svg:x="13.319cm" svg:y="21.828cm">
          <text:p text:style-name="P1"><text:span text:style-name="T1">"ANALYTICS"."vREVENUE”</text:span></text:p>
        </draw:rect>
        <draw:connector draw:style-name="gr4" draw:text-style-name="P1" draw:layer="layout" svg:x1="28.241cm" svg:y1="23.733cm" svg:x2="14.716cm" svg:y2="22.717cm" draw:start-shape="id1" draw:start-glue-point="0" draw:end-shape="id2" draw:end-glue-point="2" svg:d="M28241 23733v-508h-13525v-508">
          <text:p/>
        </draw:connector>
        <draw:rect draw:style-name="gr3" draw:text-style-name="P4" xml:id="id3" draw:id="id3" draw:layer="layout" svg:width="3.81cm" svg:height="0.889cm" svg:x="16.367cm" svg:y="21.828cm">
          <text:p text:style-name="P3"><text:span text:style-name="T1">"ANALYTICS"."vTWO_TO_ONE_CURRENT_RATIOS”</text:span></text:p>
        </draw:rect>
        <draw:connector draw:style-name="gr4" draw:text-style-name="P1" draw:layer="layout" svg:x1="28.241cm" svg:y1="23.733cm" svg:x2="18.272cm" svg:y2="22.717cm" draw:start-shape="id1" draw:start-glue-point="0" draw:end-shape="id3" draw:end-glue-point="2" svg:d="M28241 23733v-508h-9969v-508">
          <text:p/>
        </draw:connector>
        <draw:rect draw:style-name="gr3" draw:text-style-name="P4" xml:id="id4" draw:id="id4" draw:layer="layout" svg:width="3.81cm" svg:height="0.889cm" svg:x="20.431cm" svg:y="21.828cm">
          <text:p text:style-name="P3"><text:span text:style-name="T1">"ANALYTICS"."vWORKING_CAPITALS”</text:span></text:p>
        </draw:rect>
        <draw:connector draw:style-name="gr4" draw:text-style-name="P1" draw:layer="layout" svg:x1="28.241cm" svg:y1="23.733cm" svg:x2="22.336cm" svg:y2="22.717cm" draw:start-shape="id1" draw:start-glue-point="0" draw:end-shape="id4" svg:d="M28241 23733v-508h-5905v-508">
          <text:p/>
        </draw:connector>
        <draw:rect draw:style-name="gr3" draw:text-style-name="P4" xml:id="id5" draw:id="id5" draw:layer="layout" svg:width="3.81cm" svg:height="0.889cm" svg:x="24.622cm" svg:y="21.828cm">
          <text:p text:style-name="P3"><text:span text:style-name="T1">"ANALYTICS".”vEARNINGS_STABILITY”</text:span></text:p>
        </draw:rect>
        <draw:connector draw:style-name="gr4" draw:text-style-name="P1" draw:layer="layout" svg:x1="28.241cm" svg:y1="23.733cm" svg:x2="26.527cm" svg:y2="22.717cm" draw:start-shape="id1" draw:start-glue-point="0" draw:end-shape="id5" svg:d="M28241 23733v-508h-1714v-508">
          <text:p/>
        </draw:connector>
        <draw:rect draw:style-name="gr3" draw:text-style-name="P6" xml:id="id6" draw:id="id6" draw:layer="layout" svg:width="3.81cm" svg:height="0.889cm" svg:x="28.686cm" svg:y="21.828cm">
          <text:p text:style-name="P5"><text:span text:style-name="T1">"ANALYTICS".”vNET_TANGIBLE_ASSETS”</text:span></text:p>
          <text:p text:style-name="P5"><text:span text:style-name="T1">(under development)</text:span></text:p>
        </draw:rect>
        <draw:connector draw:style-name="gr4" draw:text-style-name="P1" draw:layer="layout" svg:x1="28.241cm" svg:y1="23.733cm" svg:x2="30.591cm" svg:y2="22.717cm" draw:start-shape="id1" draw:start-glue-point="0" draw:end-shape="id6" svg:d="M28241 23733v-508h2350v-508">
          <text:p/>
        </draw:connector>
        <draw:rect draw:style-name="gr3" draw:text-style-name="P6" xml:id="id7" draw:id="id7" draw:layer="layout" svg:width="3.81cm" svg:height="0.889cm" svg:x="28.686cm" svg:y="20.431cm">
          <text:p text:style-name="P5"><text:span text:style-name="T1">"ANALYTICS".”vNET_TANGIBLE_ASSETS_2”</text:span></text:p>
        </draw:rect>
        <draw:connector draw:style-name="gr4" draw:text-style-name="P1" draw:layer="layout" svg:x1="30.591cm" svg:y1="21.828cm" svg:x2="30.591cm" svg:y2="21.32cm" draw:start-shape="id6" draw:start-glue-point="0" draw:end-shape="id7" draw:end-glue-point="2" svg:d="M30591 21828v-508">
          <text:p/>
        </draw:connector>
        <draw:rect draw:style-name="gr3" draw:text-style-name="P6" xml:id="id8" draw:id="id8" draw:layer="layout" svg:width="3.81cm" svg:height="0.889cm" svg:x="32.877cm" svg:y="21.828cm">
          <text:p text:style-name="P5"><text:span text:style-name="T1">"ANALYTICS".”vEARNINGS_GROWTHS”</text:span></text:p>
          <text:p text:style-name="P5"><text:span text:style-name="T1">(under development)</text:span></text:p>
        </draw:rect>
        <draw:connector draw:style-name="gr4" draw:text-style-name="P1" draw:layer="layout" svg:x1="28.241cm" svg:y1="23.733cm" svg:x2="34.782cm" svg:y2="22.717cm" draw:start-shape="id1" draw:start-glue-point="0" draw:end-shape="id8" draw:end-glue-point="2" svg:d="M28241 23733v-508h6541v-508">
          <text:p/>
        </draw:connector>
        <draw:rect draw:style-name="gr3" draw:text-style-name="P6" xml:id="id9" draw:id="id9" draw:layer="layout" svg:width="3.81cm" svg:height="0.889cm" svg:x="32.877cm" svg:y="20.431cm">
          <text:p text:style-name="P5"><text:span text:style-name="T1">"ANALYTICS".”vEARNINGS_GROWTHS_2”</text:span></text:p>
        </draw:rect>
        <draw:connector draw:style-name="gr4" draw:text-style-name="P1" draw:layer="layout" svg:x1="34.782cm" svg:y1="21.828cm" svg:x2="34.782cm" svg:y2="21.32cm" draw:start-shape="id8" draw:start-glue-point="0" draw:end-shape="id9" draw:end-glue-point="2" svg:d="M34782 21828v-508">
          <text:p/>
        </draw:connector>
        <draw:rect draw:style-name="gr1" draw:text-style-name="P2" xml:id="id10" draw:id="id10" draw:layer="layout" svg:width="1.27cm" svg:height="1.016cm" svg:x="31.607cm" svg:y="33.004cm">
          <text:p text:style-name="P1"><text:span text:style-name="T1">“</text:span><text:span text:style-name="T1">HISTORICALS”</text:span></text:p>
        </draw:rect>
        <draw:rect draw:style-name="gr5" draw:text-style-name="P2" xml:id="id11" draw:id="id11" draw:layer="layout" svg:width="3.556cm" svg:height="0.889cm" svg:x="30.464cm" svg:y="31.48cm">
          <text:p text:style-name="P1"><text:span text:style-name="T1">"HISTORICALS"."HISTORICAL_DAILY_MASTER"</text:span></text:p>
        </draw:rect>
        <draw:connector draw:style-name="gr4" draw:text-style-name="P1" draw:layer="layout" svg:x1="32.242cm" svg:y1="33.004cm" svg:x2="32.242cm" svg:y2="32.369cm" draw:start-shape="id10" draw:start-glue-point="0" draw:end-shape="id11" draw:end-glue-point="2" svg:d="M32242 33004v-635">
          <text:p/>
        </draw:connector>
        <draw:rect draw:style-name="gr3" draw:text-style-name="P2" xml:id="id12" draw:id="id12" draw:layer="layout" svg:width="3.81cm" svg:height="0.889cm" svg:x="35.544cm" svg:y="27.67cm">
          <text:p text:style-name="P1"><text:span text:style-name="T1">"HISTORICAL"."vHISTORICAL_DAILY_MASTER"</text:span></text:p>
        </draw:rect>
        <draw:connector draw:style-name="gr4" draw:text-style-name="P1" draw:layer="layout" svg:x1="34.02cm" svg:y1="31.924cm" svg:x2="37.449cm" svg:y2="28.559cm" draw:start-shape="id11" draw:start-glue-point="1" draw:end-shape="id12" draw:end-glue-point="2" svg:d="M34020 31924h3429v-3365">
          <text:p/>
        </draw:connector>
        <draw:connector draw:style-name="gr4" draw:text-style-name="P1" draw:layer="layout" svg:x1="24.939cm" svg:y1="26.273cm" svg:x2="26.4cm" svg:y2="25.701cm" draw:start-shape="id13" draw:start-glue-point="0" draw:end-shape="id14" draw:end-glue-point="3" svg:d="M24939 26273v-572h1461">
          <text:p/>
        </draw:connector>
        <draw:rect draw:style-name="gr1" draw:text-style-name="P2" xml:id="id15" draw:id="id15" draw:layer="layout" svg:width="1.27cm" svg:height="0.635cm" svg:x="31.607cm" svg:y="26.273cm">
          <text:p text:style-name="P1"><text:span text:style-name="T1">“</text:span><text:span text:style-name="T1">ANALYTICS”</text:span></text:p>
        </draw:rect>
        <draw:connector draw:style-name="gr4" draw:text-style-name="P1" draw:layer="layout" svg:x1="32.242cm" svg:y1="26.273cm" svg:x2="30.083cm" svg:y2="25.701cm" draw:start-shape="id15" draw:start-glue-point="0" draw:end-shape="id14" draw:end-glue-point="1" svg:d="M32242 26273v-572h-2159">
          <text:p/>
        </draw:connector>
        <draw:rect draw:style-name="gr3" draw:text-style-name="P6" xml:id="id16" draw:id="id16" draw:layer="layout" svg:width="3.81cm" svg:height="0.889cm" svg:x="37.068cm" svg:y="21.828cm">
          <text:p text:style-name="P5"><text:span text:style-name="T1">"ANALYTICS".”vCURRENT_MIN_MAX_PE”</text:span></text:p>
          <text:p text:style-name="P5"><text:span text:style-name="T1">(under development)</text:span></text:p>
        </draw:rect>
        <draw:connector draw:style-name="gr4" draw:text-style-name="P1" draw:layer="layout" svg:x1="28.241cm" svg:y1="23.733cm" svg:x2="38.973cm" svg:y2="22.717cm" draw:start-shape="id1" draw:start-glue-point="0" draw:end-shape="id16" svg:d="M28241 23733v-508h10732v-508">
          <text:p/>
        </draw:connector>
        <draw:rect draw:style-name="gr2" draw:text-style-name="P2" xml:id="id17" draw:id="id17" draw:layer="layout" svg:width="3.937cm" svg:height="0.762cm" svg:x="30.845cm" svg:y="17.637cm">
          <text:p text:style-name="P1"><text:span text:style-name="T1">"ANALYTICS"."vQUARTERLY_MASTER_MATERIALIZED”</text:span></text:p>
        </draw:rect>
        <draw:connector draw:style-name="gr4" draw:text-style-name="P1" draw:layer="layout" svg:x1="14.716cm" svg:y1="21.828cm" svg:x2="32.813cm" svg:y2="18.399cm" draw:start-shape="id2" draw:start-glue-point="0" draw:end-shape="id17" svg:d="M14716 21828v-1714h18097v-1715">
          <text:p/>
        </draw:connector>
        <draw:connector draw:style-name="gr4" draw:text-style-name="P1" draw:layer="layout" svg:x1="18.272cm" svg:y1="21.828cm" svg:x2="32.813cm" svg:y2="18.399cm" draw:start-shape="id3" draw:start-glue-point="0" draw:end-shape="id17" svg:d="M18272 21828v-1714h14541v-1715">
          <text:p/>
        </draw:connector>
        <draw:connector draw:style-name="gr4" draw:text-style-name="P1" draw:layer="layout" svg:x1="22.336cm" svg:y1="21.828cm" svg:x2="32.813cm" svg:y2="18.399cm" draw:start-shape="id4" draw:start-glue-point="0" draw:end-shape="id17" draw:end-glue-point="2" svg:d="M22336 21828v-1714h10477v-1715">
          <text:p/>
        </draw:connector>
        <draw:connector draw:style-name="gr4" draw:text-style-name="P1" draw:layer="layout" svg:x1="26.527cm" svg:y1="21.828cm" svg:x2="32.813cm" svg:y2="18.399cm" draw:start-shape="id5" draw:start-glue-point="0" draw:end-shape="id17" draw:end-glue-point="2" svg:d="M26527 21828v-1714h6286v-1715">
          <text:p/>
        </draw:connector>
        <draw:connector draw:style-name="gr4" draw:text-style-name="P1" draw:layer="layout" svg:x1="38.973cm" svg:y1="21.828cm" svg:x2="32.813cm" svg:y2="18.399cm" draw:start-shape="id16" draw:start-glue-point="0" draw:end-shape="id17" svg:d="M38973 21828v-1714h-6160v-1715">
          <text:p/>
        </draw:connector>
        <draw:connector draw:style-name="gr4" draw:text-style-name="P1" draw:layer="layout" draw:line-skew="0.698cm" svg:x1="30.591cm" svg:y1="20.431cm" svg:x2="32.813cm" svg:y2="18.399cm" draw:start-shape="id7" draw:start-glue-point="0" draw:end-shape="id17" draw:end-glue-point="2" svg:d="M30591 20431v-318h2222v-1714">
          <text:p/>
        </draw:connector>
        <draw:connector draw:style-name="gr4" draw:text-style-name="P1" draw:layer="layout" draw:line-skew="0.698cm" svg:x1="34.782cm" svg:y1="20.431cm" svg:x2="32.813cm" svg:y2="18.399cm" draw:start-shape="id9" draw:start-glue-point="0" draw:end-shape="id17" svg:d="M34782 20431v-318h-1969v-1714">
          <text:p/>
        </draw:connector>
        <draw:rect draw:style-name="gr5" draw:text-style-name="P2" xml:id="id18" draw:id="id18" draw:layer="layout" svg:width="3.683cm" svg:height="0.889cm" svg:x="25.892cm" svg:y="31.48cm">
          <text:p text:style-name="P1"><text:span text:style-name="T1">"FINANCIALS"."FINANCIALS_QUARTERLY_MASTER"</text:span></text:p>
        </draw:rect>
        <draw:rect draw:style-name="gr1" draw:text-style-name="P2" xml:id="id22" draw:id="id22" draw:layer="layout" svg:width="1.143cm" svg:height="1.016cm" svg:x="21.701cm" svg:y="33.004cm">
          <text:p text:style-name="P1"><text:span text:style-name="T1">“</text:span><text:span text:style-name="T1">DATA”</text:span></text:p>
        </draw:rect>
        <draw:connector draw:style-name="gr4" draw:text-style-name="P1" draw:layer="layout" svg:x1="27.733cm" svg:y1="31.48cm" svg:x2="24.939cm" svg:y2="30.21cm" draw:start-shape="id18" draw:start-glue-point="0" draw:end-shape="id19" draw:end-glue-point="2" svg:d="M27733 31480v-635h-2794v-635">
          <text:p/>
        </draw:connector>
        <draw:rect draw:style-name="gr3" draw:text-style-name="P6" xml:id="id20" draw:id="id20" draw:layer="layout" svg:width="2.794cm" svg:height="0.889cm" svg:x="10.144cm" svg:y="21.828cm">
          <text:p text:style-name="P5"><text:span text:style-name="T1">"ANALYTICS"."vCURRENT_PRICES”</text:span></text:p>
          <text:p text:style-name="P5"><text:span text:style-name="T1">(deprecated)</text:span></text:p>
        </draw:rect>
        <draw:connector draw:style-name="gr4" draw:text-style-name="P1" draw:layer="layout" svg:x1="28.241cm" svg:y1="23.733cm" svg:x2="11.541cm" svg:y2="22.717cm" draw:start-shape="id1" draw:start-glue-point="0" draw:end-shape="id20" draw:end-glue-point="2" svg:d="M28241 23733v-508h-16700v-508">
          <text:p/>
        </draw:connector>
        <draw:connector draw:style-name="gr4" draw:text-style-name="P1" draw:layer="layout" svg:x1="11.541cm" svg:y1="21.828cm" svg:x2="32.813cm" svg:y2="18.399cm" draw:start-shape="id20" draw:start-glue-point="0" draw:end-shape="id17" draw:end-glue-point="2" svg:d="M11541 21828v-1714h21272v-1715">
          <text:p/>
        </draw:connector>
        <draw:rect draw:style-name="gr2" draw:text-style-name="P2" xml:id="id25" draw:id="id25" draw:layer="layout" svg:width="5.334cm" svg:height="1.016cm" svg:x="29.575cm" svg:y="27.543cm">
          <text:p text:style-name="P1"><text:span text:style-name="T1">"HISTORICAL"."vHISTORICAL_QUARTERLY_MASTER_MATERIALIZED"</text:span></text:p>
        </draw:rect>
        <draw:rect draw:style-name="gr1" draw:text-style-name="P2" xml:id="id19" draw:id="id19" draw:layer="layout" svg:width="1.143cm" svg:height="1.016cm" svg:x="24.368cm" svg:y="29.194cm">
          <text:p text:style-name="P1"><text:span text:style-name="T1">“</text:span><text:span text:style-name="T1">FINANCIALS”</text:span></text:p>
        </draw:rect>
        <draw:connector draw:style-name="gr4" draw:text-style-name="P1" draw:layer="layout" svg:x1="24.939cm" svg:y1="29.194cm" svg:x2="24.939cm" svg:y2="28.559cm" draw:start-shape="id19" draw:start-glue-point="0" draw:end-shape="id21" draw:end-glue-point="2" svg:d="M24939 29194v-635">
          <text:p/>
        </draw:connector>
        <draw:rect draw:style-name="gr5" draw:text-style-name="P2" xml:id="id23" draw:id="id23" draw:layer="layout" svg:width="3.683cm" svg:height="0.889cm" svg:x="20.431cm" svg:y="31.48cm">
          <text:p text:style-name="P1"><text:span text:style-name="T1">"DATA"."DATA_QUARTERLY_MASTER_STAGING"</text:span></text:p>
        </draw:rect>
        <draw:connector draw:style-name="gr4" draw:text-style-name="P1" draw:layer="layout" svg:x1="22.272cm" svg:y1="33.004cm" svg:x2="22.272cm" svg:y2="32.369cm" draw:start-shape="id22" draw:start-glue-point="0" draw:end-shape="id23" draw:end-glue-point="2" svg:d="M22272 33004v-635">
          <text:p/>
        </draw:connector>
        <draw:rect draw:style-name="gr2" draw:text-style-name="P2" xml:id="id21" draw:id="id21" draw:layer="layout" svg:width="4.953cm" svg:height="1.016cm" svg:x="22.463cm" svg:y="27.543cm">
          <text:p text:style-name="P1"><text:span text:style-name="T1">"FINANCIALS"."vFINANCIALS_QUARTERLY_MASTER_MATERIALIZED</text:span></text:p>
        </draw:rect>
        <draw:connector draw:style-name="gr4" draw:text-style-name="P1" draw:layer="layout" svg:x1="22.272cm" svg:y1="31.48cm" svg:x2="24.939cm" svg:y2="30.21cm" draw:start-shape="id23" draw:start-glue-point="0" draw:end-shape="id19" draw:end-glue-point="2" svg:d="M22272 31480v-635h2667v-635">
          <text:p/>
        </draw:connector>
        <draw:rect draw:style-name="gr3" draw:text-style-name="P2" xml:id="id24" draw:id="id24" draw:layer="layout" svg:width="3.81cm" svg:height="0.889cm" svg:x="30.337cm" svg:y="29.956cm">
          <text:p text:style-name="P1"><text:span text:style-name="T1">"HISTORICAL"."vHISTORICAL_MONTHLY_MASTER"</text:span></text:p>
        </draw:rect>
        <draw:connector draw:style-name="gr4" draw:text-style-name="P1" draw:layer="layout" svg:x1="32.242cm" svg:y1="31.48cm" svg:x2="32.242cm" svg:y2="30.845cm" draw:start-shape="id11" draw:start-glue-point="0" draw:end-shape="id24" draw:end-glue-point="2" svg:d="M32242 31480v-635">
          <text:p/>
        </draw:connector>
        <draw:connector draw:style-name="gr4" draw:text-style-name="P1" draw:layer="layout" svg:x1="32.242cm" svg:y1="29.956cm" svg:x2="32.242cm" svg:y2="28.559cm" draw:start-shape="id24" draw:start-glue-point="0" draw:end-shape="id25" draw:end-glue-point="2" svg:d="M32242 29956v-1397">
          <text:p/>
        </draw:connector>
        <draw:connector draw:style-name="gr4" draw:text-style-name="P1" draw:layer="layout" svg:x1="24.939cm" svg:y1="27.543cm" svg:x2="24.939cm" svg:y2="26.908cm" draw:start-shape="id21" draw:start-glue-point="0" draw:end-shape="id13" draw:end-glue-point="2" svg:d="M24939 27543v-635">
          <text:p/>
        </draw:connector>
        <draw:connector draw:style-name="gr4" draw:text-style-name="P1" draw:layer="layout" svg:x1="32.242cm" svg:y1="27.543cm" svg:x2="32.242cm" svg:y2="26.908cm" draw:start-shape="id25" draw:start-glue-point="0" draw:end-shape="id15" draw:end-glue-point="2" svg:d="M32242 27543v-635">
          <text:p/>
        </draw:connector>
        <draw:rect draw:style-name="gr3" draw:text-style-name="P2" xml:id="id14" draw:id="id14" draw:layer="layout" svg:width="3.683cm" svg:height="0.635cm" svg:x="26.4cm" svg:y="25.384cm">
          <text:p text:style-name="P1"><text:span text:style-name="T1">"ANALYTICS"."vQUARTERLY_MASTER”</text:span></text:p>
        </draw:rect>
        <draw:connector draw:style-name="gr4" draw:text-style-name="P1" draw:layer="layout" svg:x1="28.241cm" svg:y1="25.384cm" svg:x2="28.241cm" svg:y2="24.622cm" draw:start-shape="id14" draw:start-glue-point="0" draw:end-shape="id1" draw:end-glue-point="2" svg:d="M28241 25384v-762">
          <text:p/>
        </draw:connector>
        <draw:rect draw:style-name="gr1" draw:text-style-name="P2" xml:id="id26" draw:id="id26" draw:layer="layout" svg:width="1.143cm" svg:height="1.016cm" svg:x="27.162cm" svg:y="33.004cm">
          <text:p text:style-name="P1"><text:span text:style-name="T1">“</text:span><text:span text:style-name="T1">FINANCIALS”</text:span></text:p>
        </draw:rect>
        <draw:connector draw:style-name="gr4" draw:text-style-name="P1" draw:layer="layout" svg:x1="27.733cm" svg:y1="33.004cm" svg:x2="27.733cm" svg:y2="32.369cm" draw:start-shape="id26" draw:start-glue-point="0" draw:end-shape="id18" svg:d="M27733 33004v-635">
          <text:p/>
        </draw:connector>
      </draw:page>
      <draw:page draw:name="page2" draw:style-name="dp1" draw:master-page-name="Default"/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3cm" fo:margin-left="1cm" fo:margin-right="1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vin Corcoran</meta:initial-creator>
    <meta:creation-date>2021-11-01T14:04:52</meta:creation-date>
    <dc:date>2022-03-03T14:56:18</dc:date>
    <dc:creator>Kevin Corcoran</dc:creator>
    <meta:editing-duration>P41DT12H31M45S</meta:editing-duration>
    <meta:editing-cycles>30</meta:editing-cycles>
    <meta:generator>OpenOffice/4.1.11$Unix OpenOffice.org_project/4111m1$Build-9808</meta:generator>
    <meta:document-statistic meta:object-count="58"/>
  </office:meta>
</office:document-meta>
</file>